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ctionProviderImpl.changeRenderParameters(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ActionProviderImpl.PortletActionProviderImpl( PortletWindow portletWindow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ActionProviderImpl.changePortletWindowState( Window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ActionProviderImpl.changePortletMode( PortletMode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